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Christian Eric Carstensen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kann nicht beurteilt werden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nicht teilgenommen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